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1"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US" fo:font-weight="bold" style:font-weight-asian="bold" style:font-name-complex="Times New Roman"/>
    </style:style>
    <style:style style:name="P5" style:family="paragraph" style:parent-style-name="Standard">
      <style:text-properties officeooo:paragraph-rsid="00094aa6"/>
    </style:style>
    <style:style style:name="P6" style:family="paragraph" style:parent-style-name="Standard">
      <style:paragraph-properties fo:margin-top="0.071cm" fo:margin-bottom="0.071cm" loext:contextual-spacing="false"/>
      <style:text-properties fo:font-weight="bold" style:font-weight-asian="bold"/>
    </style:style>
    <style:style style:name="P7" style:family="paragraph" style:parent-style-name="Standard">
      <style:paragraph-properties fo:margin-top="0.071cm" fo:margin-bottom="0.071cm" loext:contextual-spacing="false" style:snap-to-layout-grid="false"/>
      <style:text-properties fo:font-weight="bold" style:font-weight-asian="bold"/>
    </style:style>
    <style:style style:name="P8" style:family="paragraph" style:parent-style-name="Standard">
      <style:paragraph-properties fo:margin-top="0.071cm" fo:margin-bottom="0.071cm" loext:contextual-spacing="false" style:snap-to-layout-grid="false"/>
    </style:style>
    <style:style style:name="P9" style:family="paragraph" style:parent-style-name="ByLine">
      <style:paragraph-properties fo:text-align="end" style:justify-single-word="false" style:writing-mode="lr-tb"/>
    </style:style>
    <style:style style:name="P10" style:family="paragraph" style:parent-style-name="ByLine">
      <style:paragraph-properties fo:text-align="end" style:justify-single-word="false" style:writing-mode="lr-tb"/>
      <style:text-properties officeooo:rsid="00090c84" officeooo:paragraph-rsid="00090c84"/>
    </style:style>
    <style:style style:name="P11" style:family="paragraph" style:parent-style-name="Heading">
      <style:paragraph-properties fo:margin-top="0cm" fo:margin-bottom="0.706cm" loext:contextual-spacing="false"/>
      <style:text-properties fo:font-size="20pt" style:font-size-asian="20pt"/>
    </style:style>
    <style:style style:name="P12"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3" style:family="paragraph" style:parent-style-name="ByLine">
      <style:text-properties officeooo:rsid="0005ccea" officeooo:paragraph-rsid="0005ccea"/>
    </style:style>
    <style:style style:name="P14" style:family="paragraph" style:parent-style-name="ByLine">
      <style:text-properties officeooo:rsid="00071018" officeooo:paragraph-rsid="00071018"/>
    </style:style>
    <style:style style:name="P15" style:family="paragraph" style:parent-style-name="Heading">
      <style:text-properties officeooo:rsid="0005ccea"/>
    </style:style>
    <style:style style:name="P16" style:family="paragraph" style:parent-style-name="template">
      <style:text-properties fo:font-style="normal" style:font-style-asian="normal" style:font-style-complex="normal"/>
    </style:style>
    <style:style style:name="P17" style:family="paragraph" style:parent-style-name="template">
      <style:text-properties fo:font-style="normal" officeooo:rsid="001508b2" officeooo:paragraph-rsid="001508b2" style:font-style-asian="normal" style:font-style-complex="normal"/>
    </style:style>
    <style:style style:name="P18" style:family="paragraph" style:parent-style-name="template">
      <style:text-properties fo:font-style="normal" fo:font-weight="bold" officeooo:rsid="0024b1cd" officeooo:paragraph-rsid="0026835f" style:font-style-asian="normal" style:font-weight-asian="bold" style:font-style-complex="normal" style:font-weight-complex="bold"/>
    </style:style>
    <style:style style:name="P19" style:family="paragraph" style:parent-style-name="template">
      <style:text-properties fo:font-style="normal" fo:font-weight="bold" officeooo:rsid="0024b1cd" officeooo:paragraph-rsid="0026e810" style:font-style-asian="normal" style:font-weight-asian="bold" style:font-style-complex="normal" style:font-weight-complex="bold"/>
    </style:style>
    <style:style style:name="P20" style:family="paragraph" style:parent-style-name="template">
      <style:text-properties fo:font-style="normal" fo:font-weight="bold" officeooo:rsid="0024b1cd" officeooo:paragraph-rsid="00301528" style:font-style-asian="normal" style:font-weight-asian="bold" style:font-style-complex="normal" style:font-weight-complex="bold"/>
    </style:style>
    <style:style style:name="P21" style:family="paragraph" style:parent-style-name="template">
      <style:text-properties fo:font-style="normal" fo:font-weight="bold" officeooo:rsid="0024b1cd" officeooo:paragraph-rsid="005320ad" style:font-style-asian="normal" style:font-weight-asian="bold" style:font-style-complex="normal" style:font-weight-complex="bold"/>
    </style:style>
    <style:style style:name="P22" style:family="paragraph" style:parent-style-name="template">
      <style:text-properties fo:font-style="normal" fo:font-weight="bold" officeooo:rsid="0024b1cd" officeooo:paragraph-rsid="0030e366" style:font-style-asian="normal" style:font-weight-asian="bold" style:font-style-complex="normal" style:font-weight-complex="bold"/>
    </style:style>
    <style:style style:name="P23" style:family="paragraph" style:parent-style-name="template">
      <style:text-properties style:font-name="Times1" fo:font-size="12pt" fo:font-style="normal" officeooo:paragraph-rsid="0010d42c" style:font-size-asian="12pt" style:font-style-asian="normal" style:font-name-complex="Times1" style:font-size-complex="12pt" style:font-weight-complex="bold"/>
    </style:style>
    <style:style style:name="P24" style:family="paragraph" style:parent-style-name="template">
      <style:text-properties officeooo:paragraph-rsid="0010d42c"/>
    </style:style>
    <style:style style:name="P25" style:family="paragraph" style:parent-style-name="template">
      <style:text-properties officeooo:rsid="001cb417" officeooo:paragraph-rsid="001cb417"/>
    </style:style>
    <style:style style:name="P26" style:family="paragraph" style:parent-style-name="template">
      <style:text-properties fo:font-size="14pt" fo:font-style="normal" fo:font-weight="bold" officeooo:rsid="002d2869" officeooo:paragraph-rsid="002d2869" style:font-size-asian="14pt" style:font-style-asian="normal" style:font-weight-asian="bold" style:font-size-complex="14pt" style:font-style-complex="normal" style:font-weight-complex="bold"/>
    </style:style>
    <style:style style:name="P27" style:family="paragraph" style:parent-style-name="template">
      <style:text-properties officeooo:paragraph-rsid="003b8878"/>
    </style:style>
    <style:style style:name="P28" style:family="paragraph" style:parent-style-name="Contents_20_1">
      <style:paragraph-properties fo:margin-left="0cm" fo:margin-right="0cm" fo:text-indent="0cm" style:auto-text-indent="false"/>
      <style:text-properties style:font-name="Times New Roman" fo:language="en" fo:country="US" fo:font-weight="bold" style:font-weight-asian="bold" style:font-name-complex="Times New Roman"/>
    </style:style>
    <style:style style:name="P29" style:family="paragraph" style:parent-style-name="Standard">
      <style:paragraph-properties fo:text-align="start" style:justify-single-word="false" style:writing-mode="lr-tb"/>
      <style:text-properties officeooo:paragraph-rsid="000cfa06"/>
    </style:style>
    <style:style style:name="P30" style:family="paragraph" style:parent-style-name="template" style:list-style-name="L1">
      <style:text-properties fo:font-style="normal" officeooo:rsid="00131765" officeooo:paragraph-rsid="00131765" style:font-style-asian="normal" style:font-style-complex="normal"/>
    </style:style>
    <style:style style:name="P31" style:family="paragraph" style:parent-style-name="template" style:list-style-name="L1">
      <style:text-properties fo:font-style="normal" officeooo:rsid="00135763" officeooo:paragraph-rsid="00135763" style:font-style-asian="normal" style:font-style-complex="normal"/>
    </style:style>
    <style:style style:name="P32" style:family="paragraph" style:parent-style-name="template" style:list-style-name="L2">
      <style:text-properties fo:font-style="normal" officeooo:rsid="001c3626" officeooo:paragraph-rsid="001c3626" style:font-style-asian="normal" style:font-style-complex="normal"/>
    </style:style>
    <style:style style:name="P33" style:family="paragraph" style:parent-style-name="template" style:list-style-name="L3">
      <style:text-properties fo:font-style="normal" officeooo:rsid="001e9564" officeooo:paragraph-rsid="001e9564" style:font-style-asian="normal" style:font-style-complex="normal"/>
    </style:style>
    <style:style style:name="P34" style:family="paragraph" style:parent-style-name="template" style:list-style-name="L3">
      <style:text-properties fo:font-style="normal" officeooo:rsid="001f26d2" officeooo:paragraph-rsid="001f26d2" style:font-style-asian="normal" style:font-style-complex="normal"/>
    </style:style>
    <style:style style:name="P35" style:family="paragraph" style:parent-style-name="template" style:list-style-name="L4">
      <style:text-properties fo:font-style="normal" officeooo:rsid="00217b93" officeooo:paragraph-rsid="00217b93" style:font-style-asian="normal" style:font-style-complex="normal"/>
    </style:style>
    <style:style style:name="P36" style:family="paragraph" style:parent-style-name="template" style:list-style-name="L4">
      <style:text-properties fo:font-style="normal" officeooo:rsid="0021d478" officeooo:paragraph-rsid="0021d478" style:font-style-asian="normal" style:font-style-complex="normal"/>
    </style:style>
    <style:style style:name="P37" style:family="paragraph" style:parent-style-name="template">
      <style:text-properties officeooo:paragraph-rsid="00193bcf"/>
    </style:style>
    <style:style style:name="P38" style:family="paragraph" style:parent-style-name="template">
      <style:text-properties officeooo:rsid="00557d58" officeooo:paragraph-rsid="00557d58"/>
    </style:style>
    <style:style style:name="P39" style:family="paragraph" style:parent-style-name="TOCEntry" style:master-page-name="Convert_20_1">
      <style:paragraph-properties style:page-number="auto"/>
    </style:style>
    <style:style style:name="P40" style:family="paragraph" style:parent-style-name="line" style:master-page-name="Standard">
      <style:paragraph-properties style:page-number="1"/>
      <style:text-properties officeooo:rsid="000f5ca1" officeooo:paragraph-rsid="000f5ca1"/>
    </style:style>
    <style:style style:name="P41" style:family="paragraph" style:parent-style-name="Heading_20_1" style:master-page-name="Convert_20_2">
      <style:paragraph-properties style:page-number="1"/>
    </style:style>
    <style:style style:name="T1" style:family="text">
      <style:text-properties fo:font-size="12pt" style:font-size-asian="12pt"/>
    </style:style>
    <style:style style:name="T2" style:family="text">
      <style:text-properties fo:language="en" fo:country="US"/>
    </style:style>
    <style:style style:name="T3" style:family="text">
      <style:text-properties fo:language="en" fo:country="US" officeooo:rsid="004fec0e"/>
    </style:style>
    <style:style style:name="T4" style:family="text">
      <style:text-properties fo:language="en" fo:country="US" officeooo:rsid="0051d142"/>
    </style:style>
    <style:style style:name="T5" style:family="text">
      <style:text-properties fo:font-style="normal" style:font-style-asian="normal" style:font-style-complex="normal"/>
    </style:style>
    <style:style style:name="T6" style:family="text">
      <style:text-properties fo:font-style="normal" officeooo:rsid="00111f54" style:font-style-asian="normal" style:font-style-complex="normal"/>
    </style:style>
    <style:style style:name="T7" style:family="text">
      <style:text-properties fo:font-style="normal" officeooo:rsid="0011e8a3" style:font-style-asian="normal" style:font-style-complex="normal"/>
    </style:style>
    <style:style style:name="T8" style:family="text">
      <style:text-properties fo:font-style="normal" officeooo:rsid="0015d132" style:font-style-asian="normal" style:font-style-complex="normal"/>
    </style:style>
    <style:style style:name="T9" style:family="text">
      <style:text-properties fo:font-style="normal" officeooo:rsid="0017963d" style:font-style-asian="normal" style:font-style-complex="normal"/>
    </style:style>
    <style:style style:name="T10" style:family="text">
      <style:text-properties fo:font-style="normal" officeooo:rsid="001b2a37" style:font-style-asian="normal" style:font-style-complex="normal"/>
    </style:style>
    <style:style style:name="T11" style:family="text">
      <style:text-properties fo:font-style="normal" officeooo:rsid="001e39bc" style:font-style-asian="normal" style:font-style-complex="normal"/>
    </style:style>
    <style:style style:name="T12" style:family="text">
      <style:text-properties fo:font-style="normal" officeooo:rsid="00200c29" style:font-style-asian="normal" style:font-style-complex="normal"/>
    </style:style>
    <style:style style:name="T13" style:family="text">
      <style:text-properties fo:font-style="normal" officeooo:rsid="00199bd5" style:font-style-asian="normal" style:font-style-complex="normal"/>
    </style:style>
    <style:style style:name="T14" style:family="text">
      <style:text-properties fo:font-style="normal" officeooo:rsid="000f5ca1" style:font-style-asian="normal" style:font-style-complex="normal"/>
    </style:style>
    <style:style style:name="T15" style:family="text">
      <style:text-properties fo:font-style="normal" officeooo:rsid="004bd053" style:font-style-asian="normal" style:font-style-complex="normal"/>
    </style:style>
    <style:style style:name="T16" style:family="text">
      <style:text-properties fo:font-style="normal" officeooo:rsid="00557d58" style:font-style-asian="normal" style:font-style-complex="normal"/>
    </style:style>
    <style:style style:name="T17" style:family="text">
      <style:text-properties fo:font-style="normal" style:text-underline-style="none" fo:font-weight="bold"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officeooo:rsid="00090c84"/>
    </style:style>
    <style:style style:name="T20" style:family="text">
      <style:text-properties officeooo:rsid="00094aa6"/>
    </style:style>
    <style:style style:name="T21" style:family="text">
      <style:text-properties officeooo:rsid="000f5ca1"/>
    </style:style>
    <style:style style:name="T22" style:family="text">
      <style:text-properties style:font-name="Times1" fo:font-size="12pt" fo:font-style="normal" style:font-size-asian="12pt" style:font-style-asian="normal" style:font-name-complex="Times1" style:font-size-complex="12pt"/>
    </style:style>
    <style:style style:name="T23" style:family="text">
      <style:text-properties style:font-name="Times1" fo:font-size="12pt" fo:font-style="normal" style:font-size-asian="12pt" style:font-style-asian="normal" style:font-name-complex="Times1" style:font-size-complex="12pt" style:font-weight-complex="bold"/>
    </style:style>
    <style:style style:name="T24" style:family="text">
      <style:text-properties style:font-name="Times1" fo:font-size="12pt" style:font-size-asian="12pt" style:font-name-complex="Times1" style:font-size-complex="12pt"/>
    </style:style>
    <style:style style:name="T25" style:family="text">
      <style:text-properties officeooo:rsid="001c44ad"/>
    </style:style>
    <style:style style:name="T26" style:family="text">
      <style:text-properties officeooo:rsid="001f68b8"/>
    </style:style>
    <style:style style:name="T27" style:family="text">
      <style:text-properties officeooo:rsid="00200c29"/>
    </style:style>
    <style:style style:name="T28" style:family="text">
      <style:text-properties fo:font-weight="normal" style:font-weight-asian="normal" style:font-weight-complex="normal"/>
    </style:style>
    <style:style style:name="T29" style:family="text">
      <style:text-properties fo:font-weight="normal" officeooo:rsid="0026e810" style:font-weight-asian="normal" style:font-weight-complex="normal"/>
    </style:style>
    <style:style style:name="T30" style:family="text">
      <style:text-properties fo:font-weight="normal" officeooo:rsid="002843ca" style:font-weight-asian="normal" style:font-weight-complex="normal"/>
    </style:style>
    <style:style style:name="T31" style:family="text">
      <style:text-properties fo:font-weight="normal" officeooo:rsid="00297565" style:font-weight-asian="normal" style:font-weight-complex="normal"/>
    </style:style>
    <style:style style:name="T32" style:family="text">
      <style:text-properties fo:font-weight="normal" officeooo:rsid="0029b1c7" style:font-weight-asian="normal" style:font-weight-complex="normal"/>
    </style:style>
    <style:style style:name="T33" style:family="text">
      <style:text-properties fo:font-weight="normal" officeooo:rsid="0029f3c9" style:font-weight-asian="normal" style:font-weight-complex="normal"/>
    </style:style>
    <style:style style:name="T34" style:family="text">
      <style:text-properties fo:font-weight="normal" officeooo:rsid="002a4e4d" style:font-weight-asian="normal" style:font-weight-complex="normal"/>
    </style:style>
    <style:style style:name="T35" style:family="text">
      <style:text-properties fo:font-weight="normal" officeooo:rsid="002bc045" style:font-weight-asian="normal" style:font-weight-complex="normal"/>
    </style:style>
    <style:style style:name="T36" style:family="text">
      <style:text-properties fo:font-weight="normal" officeooo:rsid="00301528" style:font-weight-asian="normal" style:font-weight-complex="normal"/>
    </style:style>
    <style:style style:name="T37" style:family="text">
      <style:text-properties fo:font-weight="normal" officeooo:rsid="0030e366" style:font-weight-asian="normal" style:font-weight-complex="normal"/>
    </style:style>
    <style:style style:name="T38" style:family="text">
      <style:text-properties fo:font-weight="normal" officeooo:rsid="00321a4a" style:font-weight-asian="normal" style:font-weight-complex="normal"/>
    </style:style>
    <style:style style:name="T39" style:family="text">
      <style:text-properties fo:font-weight="normal" officeooo:rsid="005320ad" style:font-weight-asian="normal" style:font-weight-complex="normal"/>
    </style:style>
    <style:style style:name="T40" style:family="text">
      <style:text-properties officeooo:rsid="0026835f"/>
    </style:style>
    <style:style style:name="T41" style:family="text">
      <style:text-properties officeooo:rsid="0026e810"/>
    </style:style>
    <style:style style:name="T42" style:family="text">
      <style:text-properties officeooo:rsid="002843ca"/>
    </style:style>
    <style:style style:name="T43" style:family="text">
      <style:text-properties fo:font-size="13pt" style:font-size-asian="13pt" style:font-size-complex="13pt"/>
    </style:style>
    <style:style style:name="T44" style:family="text">
      <style:text-properties officeooo:rsid="00297565"/>
    </style:style>
    <style:style style:name="T45" style:family="text">
      <style:text-properties officeooo:rsid="0029b1c7"/>
    </style:style>
    <style:style style:name="T46" style:family="text">
      <style:text-properties officeooo:rsid="0029f3c9"/>
    </style:style>
    <style:style style:name="T47" style:family="text">
      <style:text-properties officeooo:rsid="002a4e4d"/>
    </style:style>
    <style:style style:name="T48" style:family="text">
      <style:text-properties officeooo:rsid="002bc045"/>
    </style:style>
    <style:style style:name="T49" style:family="text">
      <style:text-properties fo:font-size="11pt" officeooo:rsid="002ef376" style:font-size-asian="9.60000038146973pt" style:font-size-complex="11pt"/>
    </style:style>
    <style:style style:name="T50" style:family="text">
      <style:text-properties fo:font-size="11pt" fo:font-weight="normal" officeooo:rsid="002ef376" style:font-size-asian="9.60000038146973pt" style:font-weight-asian="normal" style:font-size-complex="11pt" style:font-weight-complex="normal"/>
    </style:style>
    <style:style style:name="T51" style:family="text">
      <style:text-properties fo:font-size="11pt" fo:font-weight="normal" officeooo:rsid="00338cf0" style:font-size-asian="9.60000038146973pt" style:font-weight-asian="normal" style:font-size-complex="11pt" style:font-weight-complex="normal"/>
    </style:style>
    <style:style style:name="T52" style:family="text">
      <style:text-properties officeooo:rsid="0036fa2e"/>
    </style:style>
    <style:style style:name="T53" style:family="text">
      <style:text-properties officeooo:rsid="005320ad"/>
    </style:style>
    <style:style style:name="T54" style:family="text">
      <style:text-properties officeooo:rsid="00557d58"/>
    </style:style>
    <style:style style:name="T55" style:family="text">
      <style:text-properties officeooo:rsid="0056c45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Heading">Software Requirements Specification</text:p>
      <text:p text:style-name="P11">for</text:p>
      <text:p text:style-name="P15">Rubik's cube solver</text:p>
      <text:p text:style-name="ByLine">Version 1.0 approved</text:p>
      <text:p text:style-name="P9"><text:tab/><text:tab/><text:tab/><text:tab/><text:tab/><text:span text:style-name="T19">Sufiyan Gani(CE-027)</text:span></text:p>
      <text:p text:style-name="P10">Vaibhav Dodiya(CE-023)</text:p>
      <text:p text:style-name="P14">Dharmsinh Desai University</text:p>
      <text:p text:style-name="P13">27/12/2017</text:p>
      <text:p text:style-name="P39"><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3.097cm" style:leader-char="." style:with-tab="false"/>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2"><text:span text:style-name="T2">1.1<text:tab/>Purpose<text:tab/></text:span><text:a xlink:type="simple" xlink:href="#__RefHeading___Toc441230973" text:style-name="Index_20_Link" text:visited-style-name="Index_20_Link"><text:span text:style-name="T2">1</text:span></text:a></text:p>
          <text:p text:style-name="P12"><text:span text:style-name="T2">1.2<text:tab/>Document Conventions<text:tab/></text:span><text:a xlink:type="simple" xlink:href="#__RefHeading___Toc441230974" text:style-name="Index_20_Link" text:visited-style-name="Index_20_Link"><text:span text:style-name="T2">1</text:span></text:a></text:p>
          <text:p text:style-name="P12"><text:span text:style-name="T2">1.</text:span><text:span text:style-name="T4">3</text:span><text:span text:style-name="T2"><text:tab/>Product Scope<text:tab/></text:span><text:a xlink:type="simple" xlink:href="#__RefHeading___Toc441230976" text:style-name="Index_20_Link" text:visited-style-name="Index_20_Link"><text:span text:style-name="T2">1</text:span></text:a></text:p>
          <text:p text:style-name="P12"><text:span text:style-name="T2">1.</text:span><text:span text:style-name="T4">4</text:span><text:span text:style-name="T2"><text:tab/>References<text:tab/></text:span><text:a xlink:type="simple" xlink:href="#__RefHeading___Toc441230977" text:style-name="Index_20_Link" text:visited-style-name="Index_20_Link"><text:span text:style-name="T2">1</text:span></text:a></text:p>
          <text:p text:style-name="Contents_20_1">2.<text:tab/>Overall Description<text:tab/><text:a xlink:type="simple" xlink:href="#__RefHeading___Toc441230978" text:style-name="Index_20_Link" text:visited-style-name="Index_20_Link">2</text:a></text:p>
          <text:p text:style-name="P12"><text:span text:style-name="T2">2.1<text:tab/>Product Perspective<text:tab/></text:span><text:a xlink:type="simple" xlink:href="#__RefHeading___Toc441230979" text:style-name="Index_20_Link" text:visited-style-name="Index_20_Link"><text:span text:style-name="T2">2</text:span></text:a></text:p>
          <text:p text:style-name="P12"><text:span text:style-name="T2">2.2<text:tab/>Product Functions<text:tab/></text:span><text:a xlink:type="simple" xlink:href="#__RefHeading___Toc441230980" text:style-name="Index_20_Link" text:visited-style-name="Index_20_Link"><text:span text:style-name="T2">2</text:span></text:a></text:p>
          <text:p text:style-name="P12"><text:span text:style-name="T2">2.3<text:tab/>User Classes and Characteristics<text:tab/></text:span><text:a xlink:type="simple" xlink:href="#__RefHeading___Toc441230981" text:style-name="Index_20_Link" text:visited-style-name="Index_20_Link"><text:span text:style-name="T2">2</text:span></text:a></text:p>
          <text:p text:style-name="P12"><text:span text:style-name="T2">2.4<text:tab/>Operating Environment<text:tab/></text:span><text:a xlink:type="simple" xlink:href="#__RefHeading___Toc441230982" text:style-name="Index_20_Link" text:visited-style-name="Index_20_Link"><text:span text:style-name="T2">2</text:span></text:a></text:p>
          <text:p text:style-name="P12"><text:span text:style-name="T2">2.5<text:tab/>Design and Implementation Constraints<text:tab/></text:span><text:a xlink:type="simple" xlink:href="#__RefHeading___Toc441230983" text:style-name="Index_20_Link" text:visited-style-name="Index_20_Link"><text:span text:style-name="T2">2</text:span></text:a></text:p>
          <text:p text:style-name="P12"><text:span text:style-name="T2">2.6<text:tab/>User Documentation<text:tab/></text:span><text:a xlink:type="simple" xlink:href="#__RefHeading___Toc441230984" text:style-name="Index_20_Link" text:visited-style-name="Index_20_Link"><text:span text:style-name="T2">2</text:span></text:a></text:p>
          <text:p text:style-name="P12"><text:span text:style-name="T2">2.7<text:tab/>Assumptions and Dependencies<text:tab/></text:span><text:a xlink:type="simple" xlink:href="#__RefHeading___Toc441230985" text:style-name="Index_20_Link" text:visited-style-name="Index_20_Link"><text:span text:style-name="T2">3</text:span></text:a></text:p>
          <text:p text:style-name="Contents_20_1">3.<text:tab/>External Interface Requirements<text:tab/><text:a xlink:type="simple" xlink:href="#__RefHeading___Toc441230986" text:style-name="Index_20_Link" text:visited-style-name="Index_20_Link">3</text:a></text:p>
          <text:p text:style-name="P12"><text:span text:style-name="T2">3.1<text:tab/>User Interfaces<text:tab/></text:span><text:a xlink:type="simple" xlink:href="#__RefHeading___Toc441230987" text:style-name="Index_20_Link" text:visited-style-name="Index_20_Link"><text:span text:style-name="T2">3</text:span></text:a></text:p>
          <text:p text:style-name="P12"><text:span text:style-name="T2">3.2<text:tab/>Hardware Interfaces<text:tab/></text:span><text:a xlink:type="simple" xlink:href="#__RefHeading___Toc441230988" text:style-name="Index_20_Link" text:visited-style-name="Index_20_Link"><text:span text:style-name="T2">3</text:span></text:a></text:p>
          <text:p text:style-name="P12"><text:span text:style-name="T2">3.3<text:tab/>Software Interfaces<text:tab/></text:span><text:a xlink:type="simple" xlink:href="#__RefHeading___Toc441230989" text:style-name="Index_20_Link" text:visited-style-name="Index_20_Link"><text:span text:style-name="T2">3</text:span></text:a></text:p>
          <text:p text:style-name="P12"><text:span text:style-name="T2">3.4<text:tab/>Communications Interfaces<text:tab/></text:span><text:a xlink:type="simple" xlink:href="#__RefHeading___Toc441230990" text:style-name="Index_20_Link" text:visited-style-name="Index_20_Link"><text:span text:style-name="T2">3</text:span></text:a></text:p>
          <text:p text:style-name="Contents_20_1">4.<text:tab/>System Features<text:tab/><text:a xlink:type="simple" xlink:href="#__RefHeading___Toc441230991" text:style-name="Index_20_Link" text:visited-style-name="Index_20_Link">4</text:a></text:p>
          <text:p text:style-name="P12"><text:span text:style-name="T2">4.1<text:tab/>System Feature 1<text:tab/></text:span><text:a xlink:type="simple" xlink:href="#__RefHeading___Toc441230992" text:style-name="Index_20_Link" text:visited-style-name="Index_20_Link"><text:span text:style-name="T2">4</text:span></text:a></text:p>
          <text:p text:style-name="P12"><text:span text:style-name="T2">4.2<text:tab/>System Feature 2 (and so on)<text:tab/></text:span><text:a xlink:type="simple" xlink:href="#__RefHeading___Toc441230993" text:style-name="Index_20_Link" text:visited-style-name="Index_20_Link"><text:span text:style-name="T2">4</text:span></text:a></text:p>
          <text:p text:style-name="Contents_20_1">5.<text:tab/>Other Nonfunctional Requirements<text:tab/><text:a xlink:type="simple" xlink:href="#__RefHeading___Toc441230994" text:style-name="Index_20_Link" text:visited-style-name="Index_20_Link">4</text:a></text:p>
          <text:p text:style-name="P12"><text:span text:style-name="T2">5.1<text:tab/>Performance Requirements<text:tab/></text:span><text:a xlink:type="simple" xlink:href="#__RefHeading___Toc441230995" text:style-name="Index_20_Link" text:visited-style-name="Index_20_Link"><text:span text:style-name="T2">4</text:span></text:a></text:p>
          <text:p text:style-name="P12"><text:span text:style-name="T2">5.</text:span><text:span text:style-name="T3">2</text:span><text:span text:style-name="T2"><text:tab/>Business Rules<text:tab/></text:span><text:a xlink:type="simple" xlink:href="#__RefHeading___Toc441230999" text:style-name="Index_20_Link" text:visited-style-name="Index_20_Link"><text:span text:style-name="T2">5</text:span></text:a></text:p>
          <text:p text:style-name="P28"/>
        </text:index-body>
      </text:table-of-content>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7"/>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3"/>
      <text:p text:style-name="Standard"/>
      <text:list xml:id="list8617962103292398390" text:style-name="WW8Num1">
        <text:list-item>
          <text:h text:style-name="P41" text:outline-level="1"><text:bookmark-start text:name="__RefHeading___Toc441230972"/>Introduction<text:bookmark-end text:name="__RefHeading___Toc441230972"/></text:h>
          <text:list>
            <text:list-item>
              <text:h text:style-name="Heading_20_2" text:outline-level="2"><text:bookmark-start text:name="__RefHeading___Toc441230973"/>Purpose <text:bookmark-end text:name="__RefHeading___Toc441230973"/></text:h>
            </text:list-item>
          </text:list>
        </text:list-item>
      </text:list>
      <text:p text:style-name="P29"><text:tab/>The Rubik's Cube. A source of great frustration to many puzzle enthusiasts around the world. <text:span text:style-name="T20">This project has been developed to solve this exasperating complex puzzle. It aims to make a GUI based application that solves the Rubik's cube from the current state and gives the steps in appropriate format as output. It takes input as image and process it to get the current configuration.</text:span></text:p>
      <text:p text:style-name="P5"/>
      <text:list xml:id="list185930837035519" text:continue-numbering="true" text:style-name="WW8Num1">
        <text:list-item>
          <text:list>
            <text:list-item>
              <text:h text:style-name="Heading_20_2" text:outline-level="2"><text:bookmark-start text:name="__RefHeading___Toc441230974"/>Document Conventions<text:bookmark-end text:name="__RefHeading___Toc441230974"/></text:h>
            </text:list-item>
          </text:list>
        </text:list-item>
      </text:list>
      <text:p text:style-name="P27"><text:span text:style-name="T13"><text:tab/>There is no specific highly used conventions. Links are marked blue and underlined where important terms are highlighted with bold fonts.</text:span><text:span text:style-name="T14"> </text:span></text:p>
      <text:list xml:id="list185931403878015" text:continue-numbering="true" text:style-name="WW8Num1">
        <text:list-item>
          <text:list>
            <text:list-item>
              <text:h text:style-name="Heading_20_2" text:outline-level="2"><text:bookmark-start text:name="__RefHeading___Toc441230976"/>Product Scope<text:bookmark-end text:name="__RefHeading___Toc441230976"/></text:h>
            </text:list-item>
          </text:list>
        </text:list-item>
      </text:list>
      <text:p text:style-name="P16"><text:tab/><text:span text:style-name="T21">Through this project we simplify the steps to solve rubik's cube by providing step by step solution.</text:span></text:p>
      <text:p text:style-name="P16"><text:tab/><text:span text:style-name="T21">This software solves a cube from a valid configuration. Although it checks whether the given input configuration is valid or not to some extent in case of manual entry but does not discard all invalid <text:s/>states. In case of such states the behavior may be unpredictable.</text:span></text:p>
      <text:p text:style-name="P16"><text:tab/><text:span text:style-name="T21">The software does not guarantee to solve the cube in most efficient way in terms of steps and time. </text:span></text:p>
      <text:list xml:id="list185929941429527" text:continue-numbering="true" text:style-name="WW8Num1">
        <text:list-item>
          <text:list>
            <text:list-item>
              <text:h text:style-name="Heading_20_2" text:outline-level="2"><text:bookmark-start text:name="__RefHeading___Toc441230977"/>References<text:bookmark-end text:name="__RefHeading___Toc441230977"/></text:h>
            </text:list-item>
          </text:list>
        </text:list-item>
      </text:list>
      <text:p text:style-name="P24"><text:span text:style-name="T22"><text:tab/>You can have a look at the functional requirement file attached with this file</text:span><text:span text:style-name="T24">.</text:span><text:span text:style-name="T23"> The document is preparing using IEEE template of SRS (Ref: Copyright © 1999 by Karl E <text:s text:c="2"/>Wiegers).</text:span></text:p>
      <text:p text:style-name="P23"/>
      <text:list xml:id="list185931128160360" text:continue-numbering="true" text:style-name="WW8Num1">
        <text:list-item>
          <text:h text:style-name="Heading_20_1" text:outline-level="1"><text:bookmark-start text:name="__RefHeading___Toc441230978"/>Overall Description<text:bookmark-end text:name="__RefHeading___Toc441230978"/></text:h>
          <text:list>
            <text:list-item>
              <text:h text:style-name="Heading_20_2" text:outline-level="2"><text:bookmark-start text:name="__RefHeading___Toc441230979"/>Product Perspective<text:bookmark-end text:name="__RefHeading___Toc441230979"/></text:h>
            </text:list-item>
          </text:list>
        </text:list-item>
      </text:list>
      <text:p text:style-name="template"><text:tab/><text:span text:style-name="T17">Rubik's Cube</text:span><text:span text:style-name="T18"> is a </text:span><text:a xlink:type="simple" xlink:href="https://en.wikipedia.org/wiki/Three-dimensional_space" text:style-name="Internet_20_link" text:visited-style-name="Visited_20_Internet_20_Link">3-D</text:a><text:span text:style-name="T18"> </text:span><text:a xlink:type="simple" xlink:href="https://en.wikipedia.org/wiki/Combination_puzzle" text:style-name="Internet_20_link" text:visited-style-name="Visited_20_Internet_20_Link">combination puzzle</text:a><text:span text:style-name="T18"> invented in 1974 by Hungarian </text:span><text:a xlink:type="simple" xlink:href="https://en.wikipedia.org/wiki/Sculptor" text:style-name="Internet_20_link" text:visited-style-name="Visited_20_Internet_20_Link">sculptor</text:a><text:span text:style-name="T18"> and </text:span><text:a xlink:type="simple" xlink:href="https://en.wikipedia.org/wiki/Professor" text:style-name="Internet_20_link" text:visited-style-name="Visited_20_Internet_20_Link">professor</text:a><text:span text:style-name="T18"> of </text:span><text:a xlink:type="simple" xlink:href="https://en.wikipedia.org/wiki/Architecture" text:style-name="Internet_20_link" text:visited-style-name="Visited_20_Internet_20_Link">architecture</text:a><text:span text:style-name="T18"> </text:span><text:a xlink:type="simple" xlink:href="https://en.wikipedia.org/wiki/Ernő_Rubik" text:style-name="Internet_20_link" text:visited-style-name="Visited_20_Internet_20_Link">Ernő Rubik</text:a><text:span text:style-name="T18">.On a classic Rubik's Cube, each of the six faces is covered by nine stickers, each of one of six solid colours: white, red, blue, orange, green, and yellow. For the puzzle to be solved, each face must be returned to have only one colour. </text:span></text:p>
      <text:p text:style-name="template"><text:span text:style-name="T18"><text:tab/></text:span><text:span text:style-name="T6">The product is </text:span><text:span text:style-name="T7">self-contained implementation as a mini-project under SDP subject</text:span><text:span text:style-name="T6">.</text:span></text:p>
      <text:list xml:id="list185930208143118" text:continue-numbering="true" text:style-name="WW8Num1">
        <text:list-item>
          <text:list>
            <text:list-item>
              <text:h text:style-name="Heading_20_2" text:outline-level="2"><text:bookmark-start text:name="__RefHeading___Toc441230980"/><text:soft-page-break/>Product Functions<text:bookmark-end text:name="__RefHeading___Toc441230980"/></text:h>
            </text:list-item>
          </text:list>
        </text:list-item>
      </text:list>
      <text:list xml:id="list4587289994272402721" text:style-name="L1">
        <text:list-item>
          <text:p text:style-name="P30">Take input in form of image of each face of rubik's cube</text:p>
        </text:list-item>
        <text:list-item>
          <text:p text:style-name="P30">Solve the rubik's cube from given current configuration of rubik's cube</text:p>
        </text:list-item>
        <text:list-item>
          <text:p text:style-name="P31">Provide step by step solution to solve the rubik's cube</text:p>
        </text:list-item>
      </text:list>
      <text:list xml:id="list185930608090943" text:continue-list="list185930208143118" text:style-name="WW8Num1">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P17"><text:tab/>The system has very basic UI for sack of convenience of user. There will be no different user classes , Any one with interest to solve rubik's cube can interact with our product directly.</text:p>
      <text:list xml:id="list185930252401950" text:continue-numbering="true" text:style-name="WW8Num1">
        <text:list-item>
          <text:list>
            <text:list-item>
              <text:h text:style-name="Heading_20_2" text:outline-level="2"><text:bookmark-start text:name="__RefHeading___Toc441230982"/>Operating Environment<text:bookmark-end text:name="__RefHeading___Toc441230982"/></text:h>
            </text:list-item>
          </text:list>
        </text:list-item>
      </text:list>
      <text:p text:style-name="P37"><text:tab/><text:span text:style-name="T8">This is a stand-alone application build with python3.6.The application can be used without Internet connection. The only </text:span><text:span text:style-name="T9">requires</text:span><text:span text:style-name="T8"> python3.6 to be installed </text:span><text:span text:style-name="T16">with following packages </text:span><text:span text:style-name="T10">on </text:span><text:span text:style-name="T8">system.</text:span></text:p>
      <text:p text:style-name="P37"><text:span text:style-name="T8"><text:tab/>-</text:span><text:span text:style-name="T16">openCV 3.0+</text:span></text:p>
      <text:p text:style-name="P38"><text:span text:style-name="T5"><text:tab/>-numpy 1.13.0+</text:span></text:p>
      <text:p text:style-name="P38"><text:span text:style-name="T5"><text:tab/></text:span></text:p>
      <text:list xml:id="list185930401738759" text:continue-numbering="true" text:style-name="WW8Num1">
        <text:list-item>
          <text:list>
            <text:list-item>
              <text:h text:style-name="Heading_20_2" text:outline-level="2"><text:bookmark-start text:name="__RefHeading___Toc441230983"/>Design and Implementation Constraints<text:bookmark-end text:name="__RefHeading___Toc441230983"/></text:h>
            </text:list-item>
          </text:list>
        </text:list-item>
      </text:list>
      <text:list xml:id="list4796337975437103135" text:style-name="L2">
        <text:list-item>
          <text:p text:style-name="P32">System will not work without python3.6 interpreter <text:span text:style-name="T54">or any of the package.</text:span></text:p>
        </text:list-item>
        <text:list-item>
          <text:p text:style-name="P32">Solving such combinatorial puzzle in computer requires time, also the solution uses large table to be stored in memory <text:span text:style-name="T25">for reducing time. Still, they are not more than most computer <text:s/>and smart phones capabilities.</text:span></text:p>
        </text:list-item>
      </text:list>
      <text:list xml:id="list185930483532526" text:continue-list="list185930401738759" text:style-name="WW8Num1">
        <text:list-item>
          <text:list>
            <text:list-item>
              <text:h text:style-name="Heading_20_2" text:outline-level="2"><text:bookmark-start text:name="__RefHeading___Toc441230984"/>User Documentation<text:bookmark-end text:name="__RefHeading___Toc441230984"/></text:h>
            </text:list-item>
          </text:list>
        </text:list-item>
      </text:list>
      <text:p text:style-name="P25"><text:tab/><text:span text:style-name="T11">For basic introduction to the rubik's cube puzzle user can visit wiki page by link given in references.</text:span></text:p>
      <text:list xml:id="list185931188459296" text:continue-numbering="true" text:style-name="WW8Num1">
        <text:list-item>
          <text:list>
            <text:list-item>
              <text:h text:style-name="Heading_20_2" text:outline-level="2"><text:bookmark-start text:name="__RefHeading___Toc441230985"/>Assumptions and Dependencies<text:bookmark-end text:name="__RefHeading___Toc441230985"/></text:h>
            </text:list-item>
          </text:list>
        </text:list-item>
      </text:list>
      <text:list xml:id="list1227990122218375896" text:style-name="L3">
        <text:list-item>
          <text:p text:style-name="P33">Cube is of 3X3 grid</text:p>
        </text:list-item>
        <text:list-item>
          <text:p text:style-name="P34">All the sides must have a distinct color tile <text:span text:style-name="T26">with respect to all the other side </text:span>in its center</text:p>
        </text:list-item>
      </text:list>
      <text:list xml:id="list185931532133009" text:continue-list="list185931188459296" text:style-name="WW8Num1">
        <text:list-item>
          <text:h text:style-name="Heading_20_1" text:outline-level="1"><text:bookmark-start text:name="__RefHeading___Toc441230986"/>External Interface Requirements<text:bookmark-end text:name="__RefHeading___Toc441230986"/></text:h>
          <text:list>
            <text:list-item>
              <text:h text:style-name="Heading_20_2" text:outline-level="2"><text:bookmark-start text:name="__RefHeading___Toc441230987"/>User Interfaces<text:bookmark-end text:name="__RefHeading___Toc441230987"/></text:h>
            </text:list-item>
          </text:list>
        </text:list-item>
      </text:list>
      <text:p text:style-name="P16"><text:tab/><text:span text:style-name="T27">The user interface is so friendly that any non-technical person can also easily interact with the application. At each point of application it ll have suggestion to make next step.</text:span></text:p>
      <text:list xml:id="list185930544692311" text:continue-numbering="true" text:style-name="WW8Num1">
        <text:list-item>
          <text:list>
            <text:list-item>
              <text:h text:style-name="Heading_20_2" text:outline-level="2"><text:bookmark-start text:name="__RefHeading___Toc441230988"/><text:soft-page-break/>Hardware Interfaces<text:bookmark-end text:name="__RefHeading___Toc441230988"/></text:h>
            </text:list-item>
          </text:list>
        </text:list-item>
      </text:list>
      <text:p text:style-name="template"><text:tab/><text:span text:style-name="T12">No constraints.</text:span></text:p>
      <text:list xml:id="list185929965892520" text:continue-numbering="true" text:style-name="WW8Num1">
        <text:list-item>
          <text:list>
            <text:list-item>
              <text:h text:style-name="Heading_20_2" text:outline-level="2"><text:bookmark-start text:name="__RefHeading___Toc441230989"/>Software Interfaces<text:bookmark-end text:name="__RefHeading___Toc441230989"/></text:h>
            </text:list-item>
          </text:list>
        </text:list-item>
      </text:list>
      <text:list xml:id="list5612303540870466513" text:style-name="L4">
        <text:list-item>
          <text:p text:style-name="P35">python3.6 must be installed with basic libraries</text:p>
        </text:list-item>
        <text:list-item>
          <text:p text:style-name="P36">OpenCV library should be installed</text:p>
        </text:list-item>
        <text:list-item>
          <text:p text:style-name="P36">Input images to read the current configuration of rubik's cube</text:p>
        </text:list-item>
      </text:list>
      <text:list xml:id="list185930686561270" text:continue-list="list185929965892520" text:style-name="WW8Num1">
        <text:list-item>
          <text:h text:style-name="Heading_20_1" text:outline-level="1"><text:bookmark-start text:name="__RefHeading___Toc441230991"/>System Features<text:bookmark-end text:name="__RefHeading___Toc441230991"/></text:h>
        </text:list-item>
      </text:list>
      <text:p text:style-name="P18"><text:span text:style-name="T43">R_1</text:span> : <text:span text:style-name="T28"><text:s/>Take input current configuration of rubik's cube from user</text:span></text:p>
      <text:p text:style-name="P19"><text:span text:style-name="T28"><text:tab/></text:span><text:span text:style-name="T40">I/p <text:s/>: </text:span><text:span text:style-name="T29">current configuration of rubik's cube</text:span></text:p>
      <text:p text:style-name="P19"><text:span text:style-name="T29"><text:tab/></text:span><text:span text:style-name="T41">o/p :</text:span><text:span text:style-name="T28"> </text:span><text:span text:style-name="T30">acknowledgment of given input</text:span></text:p>
      <text:p text:style-name="P19"><text:span text:style-name="T30"><text:tab/></text:span><text:span text:style-name="T42">R_1.1 : </text:span><text:span text:style-name="T34">Select images from locals to upload as input</text:span></text:p>
      <text:p text:style-name="P19"><text:span text:style-name="T31"><text:tab/><text:tab/></text:span><text:span text:style-name="T44">I/p <text:s/>: </text:span><text:span text:style-name="T31"><text:s/></text:span><text:span text:style-name="T32">Images of current configuration</text:span></text:p>
      <text:p text:style-name="P20"><text:span text:style-name="T32"><text:tab/><text:tab/></text:span><text:span text:style-name="T45">o/p : </text:span><text:span text:style-name="T32">Acknowledgement </text:span><text:span text:style-name="T36">of received images</text:span></text:p>
      <text:p text:style-name="P19"><text:span text:style-name="T33"><text:tab/><text:tab/></text:span><text:span text:style-name="T46">Description :The system allows user to select images of cube residing <text:tab/><text:tab/><text:tab/><text:tab/><text:tab/>currently in computer.</text:span></text:p>
      <text:p text:style-name="P20"><text:tab/><text:span text:style-name="T42">R_1.2 : </text:span><text:span text:style-name="T36">Capture images of cube from camera.</text:span></text:p>
      <text:p text:style-name="P20"><text:span text:style-name="T31"><text:tab/><text:tab/></text:span><text:span text:style-name="T44">I/p <text:s/>: </text:span><text:span text:style-name="T31"><text:s/></text:span><text:span text:style-name="T36">Camera captured pictures of cube</text:span></text:p>
      <text:p text:style-name="P20"><text:span text:style-name="T32"><text:tab/><text:tab/></text:span><text:span text:style-name="T45">o/p : <text:s/></text:span><text:span text:style-name="T32">Acknowledgement </text:span><text:span text:style-name="T36">of received images</text:span></text:p>
      <text:p text:style-name="P20"><text:span text:style-name="T33"><text:tab/><text:tab/></text:span><text:span text:style-name="T46">Description :The system allows user to capture pictures of cube using camera <text:tab/><text:tab/><text:tab/><text:tab/>attached to computer.</text:span></text:p>
      <text:p text:style-name="P22"><text:tab/><text:span text:style-name="T53">R_1.3 : </text:span><text:span text:style-name="T39">Identify the grid from given image</text:span></text:p>
      <text:p text:style-name="P22"><text:span text:style-name="T39"><text:tab/><text:tab/></text:span><text:span text:style-name="T53">I/p <text:s/>: </text:span><text:span text:style-name="T39">Uploaded images of input</text:span></text:p>
      <text:p text:style-name="P22"><text:span text:style-name="T39"><text:tab/><text:tab/></text:span><text:span text:style-name="T53">o/p : </text:span><text:span text:style-name="T39">located grid from given image</text:span></text:p>
      <text:p text:style-name="P22"><text:span text:style-name="T39"><text:tab/><text:tab/></text:span><text:span text:style-name="T53">Description : </text:span><text:span text:style-name="T39">Using image processing grid from the given image will be detected <text:tab/><text:tab/><text:tab/><text:tab/>and will be passed to identify colors from it</text:span></text:p>
      <text:p text:style-name="P22"><text:span text:style-name="T39"><text:tab/></text:span><text:span text:style-name="T53">R_1.4 : </text:span><text:span text:style-name="T39">Find out the colors as which position which color is lying</text:span></text:p>
      <text:p text:style-name="P22"><text:span text:style-name="T39"><text:tab/><text:tab/></text:span><text:span text:style-name="T53">I/p <text:s/>: </text:span><text:span text:style-name="T39">Grid position and input image</text:span></text:p>
      <text:p text:style-name="P21"><text:span text:style-name="T39"><text:tab/><text:tab/></text:span><text:span text:style-name="T53">o/p : </text:span><text:span text:style-name="T39">colors with its exact location in the grid </text:span></text:p>
      <text:p text:style-name="P21"><text:span text:style-name="T39"><text:tab/><text:tab/></text:span><text:span text:style-name="T53">Description : </text:span><text:span text:style-name="T39">Using Image Processing which color is lying where in the grid will be <text:tab/><text:tab/><text:tab/><text:tab/>deduced.</text:span></text:p>
      <text:p text:style-name="P21"><text:span text:style-name="T34"><text:tab/></text:span><text:span text:style-name="T47">R_1.5 : </text:span><text:span text:style-name="T35">Validate given inputs </text:span></text:p>
      <text:p text:style-name="P19"><text:span text:style-name="T35"><text:tab/><text:tab/></text:span><text:span text:style-name="T48">I/p : </text:span><text:span text:style-name="T37">Given configuration</text:span></text:p>
      <text:p text:style-name="P19"><text:span text:style-name="T35"><text:tab/><text:tab/></text:span><text:span text:style-name="T48">o/p: </text:span><text:span text:style-name="T35">Whether input is valid or not</text:span></text:p>
      <text:p text:style-name="P19"><text:span text:style-name="T35"><text:tab/><text:tab/></text:span><text:span text:style-name="T48">Description : </text:span><text:span text:style-name="T38">The system validates whether given configuration is possible or not <text:tab/><text:tab/><text:tab/><text:tab/>and acknowledges the user about it.</text:span></text:p>
      <text:p text:style-name="P26">R_2 :<text:tab/><text:span text:style-name="T50">Solve the rubik's cube</text:span></text:p>
      <text:p text:style-name="P26"><text:span text:style-name="T50"><text:tab/></text:span><text:span text:style-name="T49">I/p <text:s/>: </text:span><text:span text:style-name="T50">Validated input of current configuration of rubik's cube</text:span></text:p>
      <text:p text:style-name="P26"><text:span text:style-name="T50"><text:tab/></text:span><text:span text:style-name="T49">o/p : </text:span><text:span text:style-name="T50">Steps to solve the rubik's cube</text:span></text:p>
      <text:p text:style-name="P26"><text:span text:style-name="T50"><text:tab/></text:span><text:span text:style-name="T49">R_2.1 : </text:span><text:span text:style-name="T50">Solves the rubik's cube by implemented algorithm </text:span></text:p>
      <text:p text:style-name="P26"><text:span text:style-name="T50"><text:tab/><text:tab/></text:span><text:span text:style-name="T49">I/p <text:s/>: </text:span><text:span text:style-name="T50">Validated input </text:span></text:p>
      <text:p text:style-name="P26"><text:span text:style-name="T50"><text:tab/><text:tab/></text:span><text:span text:style-name="T49">o/p : </text:span><text:span text:style-name="T50">Step by step solution to solve cube</text:span></text:p>
      <text:p text:style-name="P26"><text:span text:style-name="T50"><text:tab/><text:tab/></text:span><text:span text:style-name="T49">Description : </text:span><text:span text:style-name="T50">Validated input will be passed to algorithm and </text:span><text:span text:style-name="T51">it </text:span><text:span text:style-name="T50">will </text:span><text:span text:style-name="T51">print</text:span><text:span text:style-name="T50"> all the <text:tab/><text:tab/><text:tab/><text:tab/><text:tab/>steps to solve </text:span><text:span text:style-name="T51">the current configuration.</text:span></text:p>
      <text:list xml:id="list185929832882640" text:continue-numbering="true" text:style-name="WW8Num1">
        <text:list-item>
          <text:h text:style-name="Heading_20_1" text:outline-level="1"><text:bookmark-start text:name="__RefHeading___Toc441230994"/><text:soft-page-break/>Other Nonfunctional Requirements<text:bookmark-end text:name="__RefHeading___Toc441230994"/></text:h>
          <text:list>
            <text:list-item>
              <text:h text:style-name="Heading_20_2" text:outline-level="2"><text:bookmark-start text:name="__RefHeading___Toc441230995"/>Performance Requirements<text:bookmark-end text:name="__RefHeading___Toc441230995"/></text:h>
            </text:list-item>
          </text:list>
        </text:list-item>
      </text:list>
      <text:p text:style-name="template"><text:tab/><text:span text:style-name="T52">The time and space to calculate the solution is dependent on cube's configuration. Still most of the time it is independent of hardware. In case of invalid input the behavior is unpredictable. At most it takes 100 moves to solve the cube.</text:span></text:p>
      <text:list xml:id="list185930460284220" text:continue-numbering="true" text:style-name="WW8Num1">
        <text:list-item>
          <text:list>
            <text:list-item>
              <text:h text:style-name="Heading_20_2" text:outline-level="2"><text:bookmark-start text:name="__RefHeading___Toc441230999"/>Business Rules<text:bookmark-end text:name="__RefHeading___Toc441230999"/></text:h>
            </text:list-item>
          </text:list>
        </text:list-item>
      </text:list>
      <text:p text:style-name="template"><text:tab/><text:span text:style-name="T15">Anyone can use this product as this is stand-alone open source application.</text:span></text:p>
      <text:p text:style-name="templa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1"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US"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US"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1998-03-30T17:59:00</meta:creation-date>
    <dc:date>2018-04-08T18:59:29.532054151</dc:date>
    <meta:editing-cycles>136</meta:editing-cycles>
    <meta:editing-duration>PT8H25M52S</meta:editing-duration>
    <meta:generator>LibreOffice/5.1.6.2$Linux_X86_64 LibreOffice_project/10m0$Build-2</meta:generator>
    <meta:document-statistic meta:table-count="1" meta:image-count="0" meta:object-count="0" meta:page-count="6" meta:paragraph-count="122" meta:word-count="1102" meta:character-count="6686" meta:non-whitespace-character-count="5616"/>
  </office:meta>
</office:document-meta>
</file>